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d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arry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lu_result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d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arry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lu_result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1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curr_p[I_bit] | irq_p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00-00-00</text:date>, <text:time style:data-style-name="N2" text:time-value="00:50:39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6T03:19:49.996000000</dc:date>
    <meta:editing-duration>P7DT10H39M</meta:editing-duration>
    <meta:editing-cycles>651</meta:editing-cycles>
    <meta:generator>LibreOffice/7.1.2.2$Windows_X86_64 LibreOffice_project/8a45595d069ef5570103caea1b71cc9d82b2aae4</meta:generator>
    <meta:document-statistic meta:table-count="3" meta:cell-count="440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